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8.426cm"/>
    </style:style>
    <style:style style:name="co3" style:family="table-column">
      <style:table-column-properties fo:break-before="auto" style:column-width="17.829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981-030X</text:p>
          </table:table-cell>
          <table:table-cell office:value-type="string">
            <text:p>ARQUITETURA E URBANISMO <text:s text:c="26"/></text:p>
          </table:table-cell>
          <table:table-cell office:value-type="string">
            <text:p>19&amp;20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487X</text:p>
          </table:table-cell>
          <table:table-cell office:value-type="string">
            <text:p>ARQUITETURA E URBANISMO <text:s text:c="26"/></text:p>
          </table:table-cell>
          <table:table-cell office:value-type="string">
            <text:p>A &amp; V (Madri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3072</text:p>
          </table:table-cell>
          <table:table-cell office:value-type="string">
            <text:p>ARQUITETURA E URBANISMO <text:s text:c="26"/></text:p>
          </table:table-cell>
          <table:table-cell office:value-type="string">
            <text:p>AAA. Archivos de Arquitectura Antill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64</text:p>
          </table:table-cell>
          <table:table-cell office:value-type="string">
            <text:p>ARQUITETURA E URBANISMO <text:s text:c="26"/></text:p>
          </table:table-cell>
          <table:table-cell office:value-type="string">
            <text:p>Acta Scientiarum. Techn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2032</text:p>
          </table:table-cell>
          <table:table-cell office:value-type="string">
            <text:p>ARQUITETURA E URBANISMO <text:s text:c="26"/></text:p>
          </table:table-cell>
          <table:table-cell office:value-type="string">
            <text:p>Actas de Diseñ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05X</text:p>
          </table:table-cell>
          <table:table-cell office:value-type="string">
            <text:p>ARQUITETURA E URBANISMO <text:s text:c="26"/></text:p>
          </table:table-cell>
          <table:table-cell office:value-type="string">
            <text:p>Agitprop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28</text:p>
          </table:table-cell>
          <table:table-cell office:value-type="string">
            <text:p>ARQUITETURA E URBANISMO <text:s text:c="26"/></text:p>
          </table:table-cell>
          <table:table-cell office:value-type="string">
            <text:p>Alceu (PUCRJ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621</text:p>
          </table:table-cell>
          <table:table-cell office:value-type="string">
            <text:p>ARQUITETURA E URBANISMO <text:s text:c="26"/></text:p>
          </table:table-cell>
          <table:table-cell office:value-type="string">
            <text:p>Ambiente Construído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76</text:p>
          </table:table-cell>
          <table:table-cell office:value-type="string">
            <text:p>ARQUITETURA E URBANISMO <text:s text:c="26"/></text:p>
          </table:table-cell>
          <table:table-cell office:value-type="string">
            <text:p>Ambiente Construído (São Paul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60</text:p>
          </table:table-cell>
          <table:table-cell office:value-type="string">
            <text:p>ARQUITETURA E URBANISMO <text:s text:c="26"/></text:p>
          </table:table-cell>
          <table:table-cell office:value-type="string">
            <text:p>Âmbito Juríd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2253</text:p>
          </table:table-cell>
          <table:table-cell office:value-type="string">
            <text:p>ARQUITETURA E URBANISMO <text:s text:c="26"/></text:p>
          </table:table-cell>
          <table:table-cell office:value-type="string">
            <text:p>America Latina en la Historía Económ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803</text:p>
          </table:table-cell>
          <table:table-cell office:value-type="string">
            <text:p>ARQUITETURA E URBANISMO <text:s text:c="26"/></text:p>
          </table:table-cell>
          <table:table-cell office:value-type="string">
            <text:p>Anais do Museu Histórico Nac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714</text:p>
          </table:table-cell>
          <table:table-cell office:value-type="string">
            <text:p>ARQUITETURA E URBANISMO <text:s text:c="26"/></text:p>
          </table:table-cell>
          <table:table-cell office:value-type="string">
            <text:p>Anais do Museu Paulist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5-2649</text:p>
          </table:table-cell>
          <table:table-cell office:value-type="string">
            <text:p>ARQUITETURA E URBANISMO <text:s text:c="26"/></text:p>
          </table:table-cell>
          <table:table-cell office:value-type="string">
            <text:p>Annales (Pari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70</text:p>
          </table:table-cell>
          <table:table-cell office:value-type="string">
            <text:p>ARQUITETURA E URBANISMO <text:s text:c="26"/></text:p>
          </table:table-cell>
          <table:table-cell office:value-type="string">
            <text:p>Applied Erg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9336</text:p>
          </table:table-cell>
          <table:table-cell office:value-type="string">
            <text:p>ARQUITETURA E URBANISMO <text:s text:c="26"/></text:p>
          </table:table-cell>
          <table:table-cell office:value-type="string">
            <text:p>Applied Mechanics and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700</text:p>
          </table:table-cell>
          <table:table-cell office:value-type="string">
            <text:p>ARQUITETURA E URBANISMO <text:s text:c="26"/></text:p>
          </table:table-cell>
          <table:table-cell office:value-type="string">
            <text:p>Ar (Unil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7-3452</text:p>
          </table:table-cell>
          <table:table-cell office:value-type="string">
            <text:p>ARQUITETURA E URBANISMO <text:s text:c="26"/></text:p>
          </table:table-cell>
          <table:table-cell office:value-type="string">
            <text:p>Arch +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8504</text:p>
          </table:table-cell>
          <table:table-cell office:value-type="string">
            <text:p>ARQUITETURA E URBANISMO <text:s text:c="26"/></text:p>
          </table:table-cell>
          <table:table-cell office:value-type="string">
            <text:p>Architectural Desig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858X</text:p>
          </table:table-cell>
          <table:table-cell office:value-type="string">
            <text:p>ARQUITETURA E URBANISMO <text:s text:c="26"/></text:p>
          </table:table-cell>
          <table:table-cell office:value-type="string">
            <text:p>Architectural Recor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861X</text:p>
          </table:table-cell>
          <table:table-cell office:value-type="string">
            <text:p>ARQUITETURA E URBANISMO <text:s text:c="26"/></text:p>
          </table:table-cell>
          <table:table-cell office:value-type="string">
            <text:p>Architectural Review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4-6961</text:p>
          </table:table-cell>
          <table:table-cell office:value-type="string">
            <text:p>ARQUITETURA E URBANISMO <text:s text:c="26"/></text:p>
          </table:table-cell>
          <table:table-cell office:value-type="string">
            <text:p>Archnet-IJAR: International Journal of Architectural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6996</text:p>
          </table:table-cell>
          <table:table-cell office:value-type="string">
            <text:p>ARQUITETURA E URBANISMO <text:s text:c="26"/></text:p>
          </table:table-cell>
          <table:table-cell office:value-type="string">
            <text:p>ARQ (Santiago. En líne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0852</text:p>
          </table:table-cell>
          <table:table-cell office:value-type="string">
            <text:p>ARQUITETURA E URBANISMO <text:s text:c="26"/></text:p>
          </table:table-cell>
          <table:table-cell office:value-type="string">
            <text:p>ARQ (Santiago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38X</text:p>
          </table:table-cell>
          <table:table-cell office:value-type="string">
            <text:p>ARQUITETURA E URBANISMO <text:s text:c="26"/></text:p>
          </table:table-cell>
          <table:table-cell office:value-type="string">
            <text:p>Arqtexto (UFRG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5-5624</text:p>
          </table:table-cell>
          <table:table-cell office:value-type="string">
            <text:p>ARQUITETURA E URBANISMO <text:s text:c="26"/></text:p>
          </table:table-cell>
          <table:table-cell office:value-type="string">
            <text:p>Arquine (México. 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9415</text:p>
          </table:table-cell>
          <table:table-cell office:value-type="string">
            <text:p>ARQUITETURA E URBANISMO <text:s text:c="26"/></text:p>
          </table:table-cell>
          <table:table-cell office:value-type="string">
            <text:p>Arquitectura Ibér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1256</text:p>
          </table:table-cell>
          <table:table-cell office:value-type="string">
            <text:p>ARQUITETURA E URBANISMO <text:s text:c="26"/></text:p>
          </table:table-cell>
          <table:table-cell office:value-type="string">
            <text:p>Arquitectura Viv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41</text:p>
          </table:table-cell>
          <table:table-cell office:value-type="string">
            <text:p>ARQUITETURA E URBANISMO <text:s text:c="26"/></text:p>
          </table:table-cell>
          <table:table-cell office:value-type="string">
            <text:p>Arquiteturarevista (UNISINO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98</text:p>
          </table:table-cell>
          <table:table-cell office:value-type="string">
            <text:p>ARQUITETURA E URBANISMO <text:s text:c="26"/></text:p>
          </table:table-cell>
          <table:table-cell office:value-type="string">
            <text:p>Arquitextos (São Paul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ARQUITETURA E URBANISMO <text:s text:c="26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962</text:p>
          </table:table-cell>
          <table:table-cell office:value-type="string">
            <text:p>ARQUITETURA E URBANISMO <text:s text:c="26"/></text:p>
          </table:table-cell>
          <table:table-cell office:value-type="string">
            <text:p>Art&amp; (São Paul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692</text:p>
          </table:table-cell>
          <table:table-cell office:value-type="string">
            <text:p>ARQUITETURA E URBANISMO <text:s text:c="26"/></text:p>
          </table:table-cell>
          <table:table-cell office:value-type="string">
            <text:p>Arte &amp; Ensaio (UF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432</text:p>
          </table:table-cell>
          <table:table-cell office:value-type="string">
            <text:p>ARQUITETURA E URBANISMO <text:s text:c="26"/></text:p>
          </table:table-cell>
          <table:table-cell office:value-type="string">
            <text:p>Assentamentos Humanos (Mar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78</text:p>
          </table:table-cell>
          <table:table-cell office:value-type="string">
            <text:p>ARQUITETURA E URBANISMO <text:s text:c="26"/></text:p>
          </table:table-cell>
          <table:table-cell office:value-type="string">
            <text:p>Athena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979</text:p>
          </table:table-cell>
          <table:table-cell office:value-type="string">
            <text:p>ARQUITETURA E URBANISMO <text:s text:c="26"/></text:p>
          </table:table-cell>
          <table:table-cell office:value-type="string">
            <text:p>AU. Arquitetura e Urbanism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5805</text:p>
          </table:table-cell>
          <table:table-cell office:value-type="string">
            <text:p>ARQUITETURA E URBANISMO <text:s text:c="26"/></text:p>
          </table:table-cell>
          <table:table-cell office:value-type="string">
            <text:p>Automation in Construc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17</text:p>
          </table:table-cell>
          <table:table-cell office:value-type="string">
            <text:p>ARQUITETURA E URBANISMO <text:s text:c="26"/></text:p>
          </table:table-cell>
          <table:table-cell office:value-type="string">
            <text:p>Bahia Analise &amp; Dad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5-5708</text:p>
          </table:table-cell>
          <table:table-cell office:value-type="string">
            <text:p>ARQUITETURA E URBANISMO <text:s text:c="26"/></text:p>
          </table:table-cell>
          <table:table-cell office:value-type="string">
            <text:p>Barroco (Belo Horizont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6855</text:p>
          </table:table-cell>
          <table:table-cell office:value-type="string">
            <text:p>ARQUITETURA E URBANISMO <text:s text:c="26"/></text:p>
          </table:table-cell>
          <table:table-cell office:value-type="string">
            <text:p>Bauwelt (Gutersloh. 1952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96</text:p>
          </table:table-cell>
          <table:table-cell office:value-type="string">
            <text:p>ARQUITETURA E URBANISMO <text:s text:c="26"/></text:p>
          </table:table-cell>
          <table:table-cell office:value-type="string">
            <text:p>Biblio 3w (Barcelon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568</text:p>
          </table:table-cell>
          <table:table-cell office:value-type="string">
            <text:p>ARQUITETURA E URBANISMO <text:s text:c="26"/></text:p>
          </table:table-cell>
          <table:table-cell office:value-type="string">
            <text:p>Bioikos (Campi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389</text:p>
          </table:table-cell>
          <table:table-cell office:value-type="string">
            <text:p>ARQUITETURA E URBANISMO <text:s text:c="26"/></text:p>
          </table:table-cell>
          <table:table-cell office:value-type="string">
            <text:p>Bios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137</text:p>
          </table:table-cell>
          <table:table-cell office:value-type="string">
            <text:p>ARQUITETURA E URBANISMO <text:s text:c="26"/></text:p>
          </table:table-cell>
          <table:table-cell office:value-type="string">
            <text:p>BOCC. Biblioteca On-line de Ciências da Comuni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661</text:p>
          </table:table-cell>
          <table:table-cell office:value-type="string">
            <text:p>ARQUITETURA E URBANISMO <text:s text:c="26"/></text:p>
          </table:table-cell>
          <table:table-cell office:value-type="string">
            <text:p>Boletim IBCCRI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270X</text:p>
          </table:table-cell>
          <table:table-cell office:value-type="string">
            <text:p>ARQUITETURA E URBANISMO <text:s text:c="26"/></text:p>
          </table:table-cell>
          <table:table-cell office:value-type="string">
            <text:p>Brasil Florest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23</text:p>
          </table:table-cell>
          <table:table-cell office:value-type="string">
            <text:p>ARQUITETURA E URBANISMO <text:s text:c="26"/></text:p>
          </table:table-cell>
          <table:table-cell office:value-type="string">
            <text:p>Building and Environ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6244</text:p>
          </table:table-cell>
          <table:table-cell office:value-type="string">
            <text:p>ARQUITETURA E URBANISMO <text:s text:c="26"/></text:p>
          </table:table-cell>
          <table:table-cell office:value-type="string">
            <text:p>Building Services Engineering Research &amp;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3-0392</text:p>
          </table:table-cell>
          <table:table-cell office:value-type="string">
            <text:p>ARQUITETURA E URBANISMO <text:s text:c="26"/></text:p>
          </table:table-cell>
          <table:table-cell office:value-type="string">
            <text:p>Buletin de Informare Documentara I.S.I.M.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979</text:p>
          </table:table-cell>
          <table:table-cell office:value-type="string">
            <text:p>ARQUITETURA E URBANISMO <text:s text:c="26"/></text:p>
          </table:table-cell>
          <table:table-cell office:value-type="string">
            <text:p>Caderno CRH (UFBA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414</text:p>
          </table:table-cell>
          <table:table-cell office:value-type="string">
            <text:p>ARQUITETURA E URBANISMO <text:s text:c="26"/></text:p>
          </table:table-cell>
          <table:table-cell office:value-type="string">
            <text:p>Caderno de pesquisa do Programa de Mestrado Profissionalizante em Gestão de Políticas Públicas (UNIVAL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976</text:p>
          </table:table-cell>
          <table:table-cell office:value-type="string">
            <text:p>ARQUITETURA E URBANISMO <text:s text:c="26"/></text:p>
          </table:table-cell>
          <table:table-cell office:value-type="string">
            <text:p>Caderno Virtual de Turismo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095</text:p>
          </table:table-cell>
          <table:table-cell office:value-type="string">
            <text:p>ARQUITETURA E URBANISMO <text:s text:c="26"/></text:p>
          </table:table-cell>
          <table:table-cell office:value-type="string">
            <text:p>Cadernos de Arquitetura e Urbanismo (PUCM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120</text:p>
          </table:table-cell>
          <table:table-cell office:value-type="string">
            <text:p>ARQUITETURA E URBANISMO <text:s text:c="26"/></text:p>
          </table:table-cell>
          <table:table-cell office:value-type="string">
            <text:p>Cadernos de Pós Graduação em Arquitetura e Urbanismo (Mackenzie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ARQUITETURA E URBANISMO <text:s text:c="26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606</text:p>
          </table:table-cell>
          <table:table-cell office:value-type="string">
            <text:p>ARQUITETURA E URBANISMO <text:s text:c="26"/></text:p>
          </table:table-cell>
          <table:table-cell office:value-type="string">
            <text:p>Cadernos do Desenvolvi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604</text:p>
          </table:table-cell>
          <table:table-cell office:value-type="string">
            <text:p>ARQUITETURA E URBANISMO <text:s text:c="26"/></text:p>
          </table:table-cell>
          <table:table-cell office:value-type="string">
            <text:p>Cadernos do PROARQ (UF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22</text:p>
          </table:table-cell>
          <table:table-cell office:value-type="string">
            <text:p>ARQUITETURA E URBANISMO <text:s text:c="26"/></text:p>
          </table:table-cell>
          <table:table-cell office:value-type="string">
            <text:p>Cadernos Metrópole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861</text:p>
          </table:table-cell>
          <table:table-cell office:value-type="string">
            <text:p>ARQUITETURA E URBANISMO <text:s text:c="26"/></text:p>
          </table:table-cell>
          <table:table-cell office:value-type="string">
            <text:p>Cadernos PPG-AU/FAUFB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288</text:p>
          </table:table-cell>
          <table:table-cell office:value-type="string">
            <text:p>ARQUITETURA E URBANISMO <text:s text:c="26"/></text:p>
          </table:table-cell>
          <table:table-cell office:value-type="string">
            <text:p>Cadernos PROLAM/USP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ARQUITETURA E URBANISMO <text:s text:c="26"/></text:p>
          </table:table-cell>
          <table:table-cell office:value-type="string">
            <text:p>Cadernos Saúde Coletiva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1-7161</text:p>
          </table:table-cell>
          <table:table-cell office:value-type="string">
            <text:p>ARQUITETURA E URBANISMO <text:s text:c="26"/></text:p>
          </table:table-cell>
          <table:table-cell office:value-type="string">
            <text:p>Cahiers des Amériques Latines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404</text:p>
          </table:table-cell>
          <table:table-cell office:value-type="string">
            <text:p>ARQUITETURA E URBANISMO <text:s text:c="26"/></text:p>
          </table:table-cell>
          <table:table-cell office:value-type="string">
            <text:p>CASA (Araraqua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7181</text:p>
          </table:table-cell>
          <table:table-cell office:value-type="string">
            <text:p>ARQUITETURA E URBANISMO <text:s text:c="26"/></text:p>
          </table:table-cell>
          <table:table-cell office:value-type="string">
            <text:p>Casabella (1965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9465</text:p>
          </table:table-cell>
          <table:table-cell office:value-type="string">
            <text:p>ARQUITETURA E URBANISMO <text:s text:c="26"/></text:p>
          </table:table-cell>
          <table:table-cell office:value-type="string">
            <text:p>Cement &amp; Concrete Composit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6913</text:p>
          </table:table-cell>
          <table:table-cell office:value-type="string">
            <text:p>ARQUITETURA E URBANISMO <text:s text:c="26"/></text:p>
          </table:table-cell>
          <table:table-cell office:value-type="string">
            <text:p>Cerâmica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08</text:p>
          </table:table-cell>
          <table:table-cell office:value-type="string">
            <text:p>ARQUITETURA E URBANISMO <text:s text:c="26"/></text:p>
          </table:table-cell>
          <table:table-cell office:value-type="string">
            <text:p>Cerâmica Industr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625</text:p>
          </table:table-cell>
          <table:table-cell office:value-type="string">
            <text:p>ARQUITETURA E URBANISMO <text:s text:c="26"/></text:p>
          </table:table-cell>
          <table:table-cell office:value-type="string">
            <text:p>Cidades (Presidente Prudent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0639</text:p>
          </table:table-cell>
          <table:table-cell office:value-type="string">
            <text:p>ARQUITETURA E URBANISMO <text:s text:c="26"/></text:p>
          </table:table-cell>
          <table:table-cell office:value-type="string">
            <text:p>Cidades Comunidades e Territóri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88</text:p>
          </table:table-cell>
          <table:table-cell office:value-type="string">
            <text:p>ARQUITETURA E URBANISMO <text:s text:c="26"/></text:p>
          </table:table-cell>
          <table:table-cell office:value-type="string">
            <text:p>Ciência &amp;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07</text:p>
          </table:table-cell>
          <table:table-cell office:value-type="string">
            <text:p>ARQUITETURA E URBANISMO <text:s text:c="26"/></text:p>
          </table:table-cell>
          <table:table-cell office:value-type="string">
            <text:p>Ciência e Nat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544</text:p>
          </table:table-cell>
          <table:table-cell office:value-type="string">
            <text:p>ARQUITETURA E URBANISMO <text:s text:c="26"/></text:p>
          </table:table-cell>
          <table:table-cell office:value-type="string">
            <text:p>City &amp; Tim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956</text:p>
          </table:table-cell>
          <table:table-cell office:value-type="string">
            <text:p>ARQUITETURA E URBANISMO <text:s text:c="26"/></text:p>
          </table:table-cell>
          <table:table-cell office:value-type="string">
            <text:p>City &amp; Time Revist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4762</text:p>
          </table:table-cell>
          <table:table-cell office:value-type="string">
            <text:p>ARQUITETURA E URBANISMO <text:s text:c="26"/></text:p>
          </table:table-cell>
          <table:table-cell office:value-type="string">
            <text:p>Ciudad y Territorio, Estudios Territori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8611</text:p>
          </table:table-cell>
          <table:table-cell office:value-type="string">
            <text:p>ARQUITETURA E URBANISMO <text:s text:c="26"/></text:p>
          </table:table-cell>
          <table:table-cell office:value-type="string">
            <text:p>Ciudades (Pueb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75</text:p>
          </table:table-cell>
          <table:table-cell office:value-type="string">
            <text:p>ARQUITETURA E URBANISMO <text:s text:c="26"/></text:p>
          </table:table-cell>
          <table:table-cell office:value-type="string">
            <text:p>Communicare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548</text:p>
          </table:table-cell>
          <table:table-cell office:value-type="string">
            <text:p>ARQUITETURA E URBANISMO <text:s text:c="26"/></text:p>
          </table:table-cell>
          <table:table-cell office:value-type="string">
            <text:p>Computers &amp; Operation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949</text:p>
          </table:table-cell>
          <table:table-cell office:value-type="string">
            <text:p>ARQUITETURA E URBANISMO <text:s text:c="26"/></text:p>
          </table:table-cell>
          <table:table-cell office:value-type="string">
            <text:p>Computers &amp; Structur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981</text:p>
          </table:table-cell>
          <table:table-cell office:value-type="string">
            <text:p>ARQUITETURA E URBANISMO <text:s text:c="26"/></text:p>
          </table:table-cell>
          <table:table-cell office:value-type="string">
            <text:p>Comunicação, Mídia e Consumo (São Paul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681</text:p>
          </table:table-cell>
          <table:table-cell office:value-type="string">
            <text:p>ARQUITETURA E URBANISMO <text:s text:c="26"/></text:p>
          </table:table-cell>
          <table:table-cell office:value-type="string">
            <text:p>Concinnitas (Rio de Janeir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943</text:p>
          </table:table-cell>
          <table:table-cell office:value-type="string">
            <text:p>ARQUITETURA E URBANISMO <text:s text:c="26"/></text:p>
          </table:table-cell>
          <table:table-cell office:value-type="string">
            <text:p>Conexão (UC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0618</text:p>
          </table:table-cell>
          <table:table-cell office:value-type="string">
            <text:p>ARQUITETURA E URBANISMO <text:s text:c="26"/></text:p>
          </table:table-cell>
          <table:table-cell office:value-type="string">
            <text:p>Construction &amp; Building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89</text:p>
          </table:table-cell>
          <table:table-cell office:value-type="string">
            <text:p>ARQUITETURA E URBANISMO <text:s text:c="26"/></text:p>
          </table:table-cell>
          <table:table-cell office:value-type="string">
            <text:p>Cronos (Natal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3776</text:p>
          </table:table-cell>
          <table:table-cell office:value-type="string">
            <text:p>ARQUITETURA E URBANISMO <text:s text:c="26"/></text:p>
          </table:table-cell>
          <table:table-cell office:value-type="string">
            <text:p>Cuadernos de Antropología Social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3X</text:p>
          </table:table-cell>
          <table:table-cell office:value-type="string">
            <text:p>ARQUITETURA E URBANISMO <text:s text:c="26"/></text:p>
          </table:table-cell>
          <table:table-cell office:value-type="string">
            <text:p>Cultura Visu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432</text:p>
          </table:table-cell>
          <table:table-cell office:value-type="string">
            <text:p>ARQUITETURA E URBANISMO <text:s text:c="26"/></text:p>
          </table:table-cell>
          <table:table-cell office:value-type="string">
            <text:p>Da Vinci (Curitib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8-7136</text:p>
          </table:table-cell>
          <table:table-cell office:value-type="string">
            <text:p>ARQUITETURA E URBANISMO <text:s text:c="26"/></text:p>
          </table:table-cell>
          <table:table-cell office:value-type="string">
            <text:p>Design Philosophy Paper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694X</text:p>
          </table:table-cell>
          <table:table-cell office:value-type="string">
            <text:p>ARQUITETURA E URBANISMO <text:s text:c="26"/></text:p>
          </table:table-cell>
          <table:table-cell office:value-type="string">
            <text:p>Design Studi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741</text:p>
          </table:table-cell>
          <table:table-cell office:value-type="string">
            <text:p>ARQUITETURA E URBANISMO <text:s text:c="26"/></text:p>
          </table:table-cell>
          <table:table-cell office:value-type="string">
            <text:p>Desígnio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3-9248</text:p>
          </table:table-cell>
          <table:table-cell office:value-type="string">
            <text:p>ARQUITETURA E URBANISMO <text:s text:c="26"/></text:p>
          </table:table-cell>
          <table:table-cell office:value-type="string">
            <text:p>Diálogos de la Comunicació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313</text:p>
          </table:table-cell>
          <table:table-cell office:value-type="string">
            <text:p>ARQUITETURA E URBANISMO <text:s text:c="26"/></text:p>
          </table:table-cell>
          <table:table-cell office:value-type="string">
            <text:p>Dobras (Barueri, 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3204</text:p>
          </table:table-cell>
          <table:table-cell office:value-type="string">
            <text:p>ARQUITETURA E URBANISMO <text:s text:c="26"/></text:p>
          </table:table-cell>
          <table:table-cell office:value-type="string">
            <text:p>DOCOMOMO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5377</text:p>
          </table:table-cell>
          <table:table-cell office:value-type="string">
            <text:p>ARQUITETURA E URBANISMO <text:s text:c="26"/></text:p>
          </table:table-cell>
          <table:table-cell office:value-type="string">
            <text:p>Domus (Milan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599</text:p>
          </table:table-cell>
          <table:table-cell office:value-type="string">
            <text:p>ARQUITETURA E URBANISMO <text:s text:c="26"/></text:p>
          </table:table-cell>
          <table:table-cell office:value-type="string">
            <text:p>E-Compós (Brasí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224</text:p>
          </table:table-cell>
          <table:table-cell office:value-type="string">
            <text:p>ARQUITETURA E URBANISMO <text:s text:c="26"/></text:p>
          </table:table-cell>
          <table:table-cell office:value-type="string">
            <text:p>Educação &amp; Imagem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057</text:p>
          </table:table-cell>
          <table:table-cell office:value-type="string">
            <text:p>ARQUITETURA E URBANISMO <text:s text:c="26"/></text:p>
          </table:table-cell>
          <table:table-cell office:value-type="string">
            <text:p>Educação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95</text:p>
          </table:table-cell>
          <table:table-cell office:value-type="string">
            <text:p>ARQUITETURA E URBANISMO <text:s text:c="26"/></text:p>
          </table:table-cell>
          <table:table-cell office:value-type="string">
            <text:p>Educação Gráfica (UNESP. Bauru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5633</text:p>
          </table:table-cell>
          <table:table-cell office:value-type="string">
            <text:p>ARQUITETURA E URBANISMO <text:s text:c="26"/></text:p>
          </table:table-cell>
          <table:table-cell office:value-type="string">
            <text:p>El Croquis (El Escorial, adri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169</text:p>
          </table:table-cell>
          <table:table-cell office:value-type="string">
            <text:p>ARQUITETURA E URBANISMO <text:s text:c="26"/></text:p>
          </table:table-cell>
          <table:table-cell office:value-type="string">
            <text:p>Energia na Agricultura (UNESP. Botucatu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788</text:p>
          </table:table-cell>
          <table:table-cell office:value-type="string">
            <text:p>ARQUITETURA E URBANISMO <text:s text:c="26"/></text:p>
          </table:table-cell>
          <table:table-cell office:value-type="string">
            <text:p>Energy and Building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904</text:p>
          </table:table-cell>
          <table:table-cell office:value-type="string">
            <text:p>ARQUITETURA E URBANISMO <text:s text:c="26"/></text:p>
          </table:table-cell>
          <table:table-cell office:value-type="string">
            <text:p>Energy Conversion and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1152</text:p>
          </table:table-cell>
          <table:table-cell office:value-type="string">
            <text:p>ARQUITETURA E URBANISMO <text:s text:c="26"/></text:p>
          </table:table-cell>
          <table:table-cell office:value-type="string">
            <text:p>Engenharia Civil UM (Brag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ARQUITETURA E URBANISMO <text:s text:c="26"/></text:p>
          </table:table-cell>
          <table:table-cell office:value-type="string">
            <text:p>Engenharia Sanitária e Ambien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790</text:p>
          </table:table-cell>
          <table:table-cell office:value-type="string">
            <text:p>ARQUITETURA E URBANISMO <text:s text:c="26"/></text:p>
          </table:table-cell>
          <table:table-cell office:value-type="string">
            <text:p>Engenharia Tér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7997</text:p>
          </table:table-cell>
          <table:table-cell office:value-type="string">
            <text:p>ARQUITETURA E URBANISMO <text:s text:c="26"/></text:p>
          </table:table-cell>
          <table:table-cell office:value-type="string">
            <text:p>Engineering Analysis with Boundary Ele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38</text:p>
          </table:table-cell>
          <table:table-cell office:value-type="string">
            <text:p>ARQUITETURA E URBANISMO <text:s text:c="26"/></text:p>
          </table:table-cell>
          <table:table-cell office:value-type="string">
            <text:p>Ensaios e Ciência (Campo Grand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7668</text:p>
          </table:table-cell>
          <table:table-cell office:value-type="string">
            <text:p>ARQUITETURA E URBANISMO <text:s text:c="26"/></text:p>
          </table:table-cell>
          <table:table-cell office:value-type="string">
            <text:p>Ensinarte (Brag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2478</text:p>
          </table:table-cell>
          <table:table-cell office:value-type="string">
            <text:p>ARQUITETURA E URBANISMO <text:s text:c="26"/></text:p>
          </table:table-cell>
          <table:table-cell office:value-type="string">
            <text:p>Environment and Urbaniz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152X</text:p>
          </table:table-cell>
          <table:table-cell office:value-type="string">
            <text:p>ARQUITETURA E URBANISMO <text:s text:c="26"/></text:p>
          </table:table-cell>
          <table:table-cell office:value-type="string">
            <text:p>Environmental Management (New York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354</text:p>
          </table:table-cell>
          <table:table-cell office:value-type="string">
            <text:p>ARQUITETURA E URBANISMO <text:s text:c="26"/></text:p>
          </table:table-cell>
          <table:table-cell office:value-type="string">
            <text:p>Episteme (Tubar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0139</text:p>
          </table:table-cell>
          <table:table-cell office:value-type="string">
            <text:p>ARQUITETURA E URBANISMO <text:s text:c="26"/></text:p>
          </table:table-cell>
          <table:table-cell office:value-type="string">
            <text:p>Ergonomics (Lon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22X</text:p>
          </table:table-cell>
          <table:table-cell office:value-type="string">
            <text:p>ARQUITETURA E URBANISMO <text:s text:c="26"/></text:p>
          </table:table-cell>
          <table:table-cell office:value-type="string">
            <text:p>Esboços (UF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6702</text:p>
          </table:table-cell>
          <table:table-cell office:value-type="string">
            <text:p>ARQUITETURA E URBANISMO <text:s text:c="26"/></text:p>
          </table:table-cell>
          <table:table-cell office:value-type="string">
            <text:p>Escala (Bogotá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342</text:p>
          </table:table-cell>
          <table:table-cell office:value-type="string">
            <text:p>ARQUITETURA E URBANISMO <text:s text:c="26"/></text:p>
          </table:table-cell>
          <table:table-cell office:value-type="string">
            <text:p>Espaço e Cultura (UE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75</text:p>
          </table:table-cell>
          <table:table-cell office:value-type="string">
            <text:p>ARQUITETURA E URBANISMO <text:s text:c="26"/></text:p>
          </table:table-cell>
          <table:table-cell office:value-type="string">
            <text:p>Espaço e Geografia (Un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3637</text:p>
          </table:table-cell>
          <table:table-cell office:value-type="string">
            <text:p>ARQUITETURA E URBANISMO <text:s text:c="26"/></text:p>
          </table:table-cell>
          <table:table-cell office:value-type="string">
            <text:p>Espéculo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44</text:p>
          </table:table-cell>
          <table:table-cell office:value-type="string">
            <text:p>ARQUITETURA E URBANISMO <text:s text:c="26"/></text:p>
          </table:table-cell>
          <table:table-cell office:value-type="string">
            <text:p>Estudos de Sociologi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281</text:p>
          </table:table-cell>
          <table:table-cell office:value-type="string">
            <text:p>ARQUITETURA E URBANISMO <text:s text:c="26"/></text:p>
          </table:table-cell>
          <table:table-cell office:value-type="string">
            <text:p>Estudos e Pesquisas em Psic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49</text:p>
          </table:table-cell>
          <table:table-cell office:value-type="string">
            <text:p>ARQUITETURA E URBANISMO <text:s text:c="26"/></text:p>
          </table:table-cell>
          <table:table-cell office:value-type="string">
            <text:p>Estudos em Design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96X</text:p>
          </table:table-cell>
          <table:table-cell office:value-type="string">
            <text:p>ARQUITETURA E URBANISMO <text:s text:c="26"/></text:p>
          </table:table-cell>
          <table:table-cell office:value-type="string">
            <text:p>Estudos em Design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7161</text:p>
          </table:table-cell>
          <table:table-cell office:value-type="string">
            <text:p>ARQUITETURA E URBANISMO <text:s text:c="26"/></text:p>
          </table:table-cell>
          <table:table-cell office:value-type="string">
            <text:p>EURE (Santiago. 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428</text:p>
          </table:table-cell>
          <table:table-cell office:value-type="string">
            <text:p>ARQUITETURA E URBANISMO <text:s text:c="26"/></text:p>
          </table:table-cell>
          <table:table-cell office:value-type="string">
            <text:p>Exacta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0068</text:p>
          </table:table-cell>
          <table:table-cell office:value-type="string">
            <text:p>ARQUITETURA E URBANISMO <text:s text:c="26"/></text:p>
          </table:table-cell>
          <table:table-cell office:value-type="string">
            <text:p>Field (Sheffiel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4615</text:p>
          </table:table-cell>
          <table:table-cell office:value-type="string">
            <text:p>ARQUITETURA E URBANISMO <text:s text:c="26"/></text:p>
          </table:table-cell>
          <table:table-cell office:value-type="string">
            <text:p>Film-Philosophy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554</text:p>
          </table:table-cell>
          <table:table-cell office:value-type="string">
            <text:p>ARQUITETURA E URBANISMO <text:s text:c="26"/></text:p>
          </table:table-cell>
          <table:table-cell office:value-type="string">
            <text:p>Formas e Linguagens (UNIJUÍ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962</text:p>
          </table:table-cell>
          <table:table-cell office:value-type="string">
            <text:p>ARQUITETURA E URBANISMO <text:s text:c="26"/></text:p>
          </table:table-cell>
          <table:table-cell office:value-type="string">
            <text:p>Fórum de Direito Urbano e Ambient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531</text:p>
          </table:table-cell>
          <table:table-cell office:value-type="string">
            <text:p>ARQUITETURA E URBANISMO <text:s text:c="26"/></text:p>
          </table:table-cell>
          <table:table-cell office:value-type="string">
            <text:p>Fórum Patrimônio : Ambiente Construído e Patrimônio Sustentável (UFMG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11X</text:p>
          </table:table-cell>
          <table:table-cell office:value-type="string">
            <text:p>ARQUITETURA E URBANISMO <text:s text:c="26"/></text:p>
          </table:table-cell>
          <table:table-cell office:value-type="string">
            <text:p>Galáxia (PUC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553</text:p>
          </table:table-cell>
          <table:table-cell office:value-type="string">
            <text:p>ARQUITETURA E URBANISMO <text:s text:c="26"/></text:p>
          </table:table-cell>
          <table:table-cell office:value-type="string">
            <text:p>Galáxia (São Paulo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185</text:p>
          </table:table-cell>
          <table:table-cell office:value-type="string">
            <text:p>ARQUITETURA E URBANISMO <text:s text:c="26"/></text:p>
          </table:table-cell>
          <table:table-cell office:value-type="string">
            <text:p>Geoforu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912</text:p>
          </table:table-cell>
          <table:table-cell office:value-type="string">
            <text:p>ARQUITETURA E URBANISMO <text:s text:c="26"/></text:p>
          </table:table-cell>
          <table:table-cell office:value-type="string">
            <text:p>Geografia (Rio Clar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58</text:p>
          </table:table-cell>
          <table:table-cell office:value-type="string">
            <text:p>ARQUITETURA E URBANISMO <text:s text:c="26"/></text:p>
          </table:table-cell>
          <table:table-cell office:value-type="string">
            <text:p>Geografias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5-0354</text:p>
          </table:table-cell>
          <table:table-cell office:value-type="string">
            <text:p>ARQUITETURA E URBANISMO <text:s text:c="26"/></text:p>
          </table:table-cell>
          <table:table-cell office:value-type="string">
            <text:p>Géographie et Cultures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059</text:p>
          </table:table-cell>
          <table:table-cell office:value-type="string">
            <text:p>ARQUITETURA E URBANISMO <text:s text:c="26"/></text:p>
          </table:table-cell>
          <table:table-cell office:value-type="string">
            <text:p>Geonordeste (UF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64</text:p>
          </table:table-cell>
          <table:table-cell office:value-type="string">
            <text:p>ARQUITETURA E URBANISMO <text:s text:c="26"/></text:p>
          </table:table-cell>
          <table:table-cell office:value-type="string">
            <text:p>Geosul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89X</text:p>
          </table:table-cell>
          <table:table-cell office:value-type="string">
            <text:p>ARQUITETURA E URBANISMO <text:s text:c="26"/></text:p>
          </table:table-cell>
          <table:table-cell office:value-type="string">
            <text:p>Geotextos (Salvado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416</text:p>
          </table:table-cell>
          <table:table-cell office:value-type="string">
            <text:p>ARQUITETURA E URBANISMO <text:s text:c="26"/></text:p>
          </table:table-cell>
          <table:table-cell office:value-type="string">
            <text:p>Geousp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0X</text:p>
          </table:table-cell>
          <table:table-cell office:value-type="string">
            <text:p>ARQUITETURA E URBANISMO <text:s text:c="26"/></text:p>
          </table:table-cell>
          <table:table-cell office:value-type="string">
            <text:p>Gestão &amp; Produção (UFSCAR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543</text:p>
          </table:table-cell>
          <table:table-cell office:value-type="string">
            <text:p>ARQUITETURA E URBANISMO <text:s text:c="26"/></text:p>
          </table:table-cell>
          <table:table-cell office:value-type="string">
            <text:p>Gestão &amp; Tecnologia de Projet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3975</text:p>
          </table:table-cell>
          <table:table-cell office:value-type="string">
            <text:p>ARQUITETURA E URBANISMO <text:s text:c="26"/></text:p>
          </table:table-cell>
          <table:table-cell office:value-type="string">
            <text:p>Habitat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4421</text:p>
          </table:table-cell>
          <table:table-cell office:value-type="string">
            <text:p>ARQUITETURA E URBANISMO <text:s text:c="26"/></text:p>
          </table:table-cell>
          <table:table-cell office:value-type="string">
            <text:p>Harvard Design Magaz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56X</text:p>
          </table:table-cell>
          <table:table-cell office:value-type="string">
            <text:p>ARQUITETURA E URBANISMO <text:s text:c="26"/></text:p>
          </table:table-cell>
          <table:table-cell office:value-type="string">
            <text:p>História Viv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ARQUITETURA E URBANISMO <text:s text:c="26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84</text:p>
          </table:table-cell>
          <table:table-cell office:value-type="string">
            <text:p>ARQUITETURA E URBANISMO <text:s text:c="26"/></text:p>
          </table:table-cell>
          <table:table-cell office:value-type="string">
            <text:p>Histórica (São Paul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79</text:p>
          </table:table-cell>
          <table:table-cell office:value-type="string">
            <text:p>ARQUITETURA E URBANISMO <text:s text:c="26"/></text:p>
          </table:table-cell>
          <table:table-cell office:value-type="string">
            <text:p>Humanidades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5606</text:p>
          </table:table-cell>
          <table:table-cell office:value-type="string">
            <text:p>ARQUITETURA E URBANISMO <text:s text:c="26"/></text:p>
          </table:table-cell>
          <table:table-cell office:value-type="string">
            <text:p>Hydrology and Earth System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2-2108</text:p>
          </table:table-cell>
          <table:table-cell office:value-type="string">
            <text:p>ARQUITETURA E URBANISMO <text:s text:c="26"/></text:p>
          </table:table-cell>
          <table:table-cell office:value-type="string">
            <text:p>Hydrology and Earth System Sciences Discuss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9456</text:p>
          </table:table-cell>
          <table:table-cell office:value-type="string">
            <text:p>ARQUITETURA E URBANISMO <text:s text:c="26"/></text:p>
          </table:table-cell>
          <table:table-cell office:value-type="string">
            <text:p>Icon (Eppin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06</text:p>
          </table:table-cell>
          <table:table-cell office:value-type="string">
            <text:p>ARQUITETURA E URBANISMO <text:s text:c="26"/></text:p>
          </table:table-cell>
          <table:table-cell office:value-type="string">
            <text:p>Ide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59</text:p>
          </table:table-cell>
          <table:table-cell office:value-type="string">
            <text:p>ARQUITETURA E URBANISMO <text:s text:c="26"/></text:p>
          </table:table-cell>
          <table:table-cell office:value-type="string">
            <text:p>IEEE Transactions on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95X</text:p>
          </table:table-cell>
          <table:table-cell office:value-type="string">
            <text:p>ARQUITETURA E URBANISMO <text:s text:c="26"/></text:p>
          </table:table-cell>
          <table:table-cell office:value-type="string">
            <text:p>Ilha. Revista de Antropologia (Florianópol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76</text:p>
          </table:table-cell>
          <table:table-cell office:value-type="string">
            <text:p>ARQUITETURA E URBANISMO <text:s text:c="26"/></text:p>
          </table:table-cell>
          <table:table-cell office:value-type="string">
            <text:p>Impulso (Piracicab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377</text:p>
          </table:table-cell>
          <table:table-cell office:value-type="string">
            <text:p>ARQUITETURA E URBANISMO <text:s text:c="26"/></text:p>
          </table:table-cell>
          <table:table-cell office:value-type="string">
            <text:p>Infodesign (SBDI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ARQUITETURA E URBANISMO <text:s text:c="26"/></text:p>
          </table:table-cell>
          <table:table-cell office:value-type="string">
            <text:p>Integração (USJ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518</text:p>
          </table:table-cell>
          <table:table-cell office:value-type="string">
            <text:p>ARQUITETURA E URBANISMO <text:s text:c="26"/></text:p>
          </table:table-cell>
          <table:table-cell office:value-type="string">
            <text:p>International Journal for Housing Science and Its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0771</text:p>
          </table:table-cell>
          <table:table-cell office:value-type="string">
            <text:p>ARQUITETURA E URBANISMO <text:s text:c="26"/></text:p>
          </table:table-cell>
          <table:table-cell office:value-type="string">
            <text:p>International Journal of Architectural Comput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8141</text:p>
          </table:table-cell>
          <table:table-cell office:value-type="string">
            <text:p>ARQUITETURA E URBANISMO <text:s text:c="26"/></text:p>
          </table:table-cell>
          <table:table-cell office:value-type="string">
            <text:p>International Journal of Industrial Ergo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95-8648</text:p>
          </table:table-cell>
          <table:table-cell office:value-type="string">
            <text:p>ARQUITETURA E URBANISMO <text:s text:c="26"/></text:p>
          </table:table-cell>
          <table:table-cell office:value-type="string">
            <text:p>International Journal of Information Technology and Intelligent Comput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3-2147</text:p>
          </table:table-cell>
          <table:table-cell office:value-type="string">
            <text:p>ARQUITETURA E URBANISMO <text:s text:c="26"/></text:p>
          </table:table-cell>
          <table:table-cell office:value-type="string">
            <text:p>International Journal of Low Energy and Sustainable Building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8-4448</text:p>
          </table:table-cell>
          <table:table-cell office:value-type="string">
            <text:p>ARQUITETURA E URBANISMO <text:s text:c="26"/></text:p>
          </table:table-cell>
          <table:table-cell office:value-type="string">
            <text:p>International Journal of Mechan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3315</text:p>
          </table:table-cell>
          <table:table-cell office:value-type="string">
            <text:p>ARQUITETURA E URBANISMO <text:s text:c="26"/></text:p>
          </table:table-cell>
          <table:table-cell office:value-type="string">
            <text:p>International Journal of Ventil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0-0627</text:p>
          </table:table-cell>
          <table:table-cell office:value-type="string">
            <text:p>ARQUITETURA E URBANISMO <text:s text:c="26"/></text:p>
          </table:table-cell>
          <table:table-cell office:value-type="string">
            <text:p>International Journal of Water Resources Develop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68X</text:p>
          </table:table-cell>
          <table:table-cell office:value-type="string">
            <text:p>ARQUITETURA E URBANISMO <text:s text:c="26"/></text:p>
          </table:table-cell>
          <table:table-cell office:value-type="string">
            <text:p>Interpretar Arquitetura (UFMG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8157</text:p>
          </table:table-cell>
          <table:table-cell office:value-type="string">
            <text:p>ARQUITETURA E URBANISMO <text:s text:c="26"/></text:p>
          </table:table-cell>
          <table:table-cell office:value-type="string">
            <text:p>Journal for Geometry and Graph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343X</text:p>
          </table:table-cell>
          <table:table-cell office:value-type="string">
            <text:p>ARQUITETURA E URBANISMO <text:s text:c="26"/></text:p>
          </table:table-cell>
          <table:table-cell office:value-type="string">
            <text:p>Journal of African Earth Sciences (199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2-6529</text:p>
          </table:table-cell>
          <table:table-cell office:value-type="string">
            <text:p>ARQUITETURA E URBANISMO <text:s text:c="26"/></text:p>
          </table:table-cell>
          <table:table-cell office:value-type="string">
            <text:p>Journal of Bionics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6526</text:p>
          </table:table-cell>
          <table:table-cell office:value-type="string">
            <text:p>ARQUITETURA E URBANISMO <text:s text:c="26"/></text:p>
          </table:table-cell>
          <table:table-cell office:value-type="string">
            <text:p>Journal of Cleaner Produ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1423</text:p>
          </table:table-cell>
          <table:table-cell office:value-type="string">
            <text:p>ARQUITETURA E URBANISMO <text:s text:c="26"/></text:p>
          </table:table-cell>
          <table:table-cell office:value-type="string">
            <text:p>Journal of Computational and Nonlinear Dynamic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1551</text:p>
          </table:table-cell>
          <table:table-cell office:value-type="string">
            <text:p>ARQUITETURA E URBANISMO <text:s text:c="26"/></text:p>
          </table:table-cell>
          <table:table-cell office:value-type="string">
            <text:p>Journal of Design Research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418</text:p>
          </table:table-cell>
          <table:table-cell office:value-type="string">
            <text:p>ARQUITETURA E URBANISMO <text:s text:c="26"/></text:p>
          </table:table-cell>
          <table:table-cell office:value-type="string">
            <text:p>Journal of Documen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3270</text:p>
          </table:table-cell>
          <table:table-cell office:value-type="string">
            <text:p>ARQUITETURA E URBANISMO <text:s text:c="26"/></text:p>
          </table:table-cell>
          <table:table-cell office:value-type="string">
            <text:p>Journal of Knowledge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8-7715</text:p>
          </table:table-cell>
          <table:table-cell office:value-type="string">
            <text:p>ARQUITETURA E URBANISMO <text:s text:c="26"/></text:p>
          </table:table-cell>
          <table:table-cell office:value-type="string">
            <text:p>Journal of Research in Architecture and Plann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60X</text:p>
          </table:table-cell>
          <table:table-cell office:value-type="string">
            <text:p>ARQUITETURA E URBANISMO <text:s text:c="26"/></text:p>
          </table:table-cell>
          <table:table-cell office:value-type="string">
            <text:p>Journal of Sound and Vibr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78</text:p>
          </table:table-cell>
          <table:table-cell office:value-type="string">
            <text:p>ARQUITETURA E URBANISMO <text:s text:c="26"/></text:p>
          </table:table-cell>
          <table:table-cell office:value-type="string">
            <text:p>Journal of the Brazilian Society of Mechanical Sciences and Engineering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4809</text:p>
          </table:table-cell>
          <table:table-cell office:value-type="string">
            <text:p>ARQUITETURA E URBANISMO <text:s text:c="26"/></text:p>
          </table:table-cell>
          <table:table-cell office:value-type="string">
            <text:p>Journal of Urban Design (Abing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017</text:p>
          </table:table-cell>
          <table:table-cell office:value-type="string">
            <text:p>ARQUITETURA E URBANISMO <text:s text:c="26"/></text:p>
          </table:table-cell>
          <table:table-cell office:value-type="string">
            <text:p>Juris Plenu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3776</text:p>
          </table:table-cell>
          <table:table-cell office:value-type="string">
            <text:p>ARQUITETURA E URBANISMO <text:s text:c="26"/></text:p>
          </table:table-cell>
          <table:table-cell office:value-type="string">
            <text:p>Kinetoscopio (Medelli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12X</text:p>
          </table:table-cell>
          <table:table-cell office:value-type="string">
            <text:p>ARQUITETURA E URBANISMO <text:s text:c="26"/></text:p>
          </table:table-cell>
          <table:table-cell office:value-type="string">
            <text:p>Kriterion (UFM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492X</text:p>
          </table:table-cell>
          <table:table-cell office:value-type="string">
            <text:p>ARQUITETURA E URBANISMO <text:s text:c="26"/></text:p>
          </table:table-cell>
          <table:table-cell office:value-type="string">
            <text:p>Kyberne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046</text:p>
          </table:table-cell>
          <table:table-cell office:value-type="string">
            <text:p>ARQUITETURA E URBANISMO <text:s text:c="26"/></text:p>
          </table:table-cell>
          <table:table-cell office:value-type="string">
            <text:p>Landscape and Urban Plann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6397</text:p>
          </table:table-cell>
          <table:table-cell office:value-type="string">
            <text:p>ARQUITETURA E URBANISMO <text:s text:c="26"/></text:p>
          </table:table-cell>
          <table:table-cell office:value-type="string">
            <text:p>Landscap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540</text:p>
          </table:table-cell>
          <table:table-cell office:value-type="string">
            <text:p>ARQUITETURA E URBANISMO <text:s text:c="26"/></text:p>
          </table:table-cell>
          <table:table-cell office:value-type="string">
            <text:p>Leituras Paisagísticas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6-4077</text:p>
          </table:table-cell>
          <table:table-cell office:value-type="string">
            <text:p>ARQUITETURA E URBANISMO <text:s text:c="26"/></text:p>
          </table:table-cell>
          <table:table-cell office:value-type="string">
            <text:p>Les Cahiers de la Recherche Architecturale et Urba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168</text:p>
          </table:table-cell>
          <table:table-cell office:value-type="string">
            <text:p>ARQUITETURA E URBANISMO <text:s text:c="26"/></text:p>
          </table:table-cell>
          <table:table-cell office:value-type="string">
            <text:p>Licere (Belo Horizont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171</text:p>
          </table:table-cell>
          <table:table-cell office:value-type="string">
            <text:p>ARQUITETURA E URBANISMO <text:s text:c="26"/></text:p>
          </table:table-cell>
          <table:table-cell office:value-type="string">
            <text:p>Licere (Centro de Estudos de Lazer e Recreaçã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04</text:p>
          </table:table-cell>
          <table:table-cell office:value-type="string">
            <text:p>ARQUITETURA E URBANISMO <text:s text:c="26"/></text:p>
          </table:table-cell>
          <table:table-cell office:value-type="string">
            <text:p>Lugar Comum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070</text:p>
          </table:table-cell>
          <table:table-cell office:value-type="string">
            <text:p>ARQUITETURA E URBANISMO <text:s text:c="26"/></text:p>
          </table:table-cell>
          <table:table-cell office:value-type="string">
            <text:p>Lumina (UFJF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1508</text:p>
          </table:table-cell>
          <table:table-cell office:value-type="string">
            <text:p>ARQUITETURA E URBANISMO <text:s text:c="26"/></text:p>
          </table:table-cell>
          <table:table-cell office:value-type="string">
            <text:p>Lusitânia Sac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35</text:p>
          </table:table-cell>
          <table:table-cell office:value-type="string">
            <text:p>ARQUITETURA E URBANISMO <text:s text:c="26"/></text:p>
          </table:table-cell>
          <table:table-cell office:value-type="string">
            <text:p>Management of Environmental Qual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2700</text:p>
          </table:table-cell>
          <table:table-cell office:value-type="string">
            <text:p>ARQUITETURA E URBANISMO <text:s text:c="26"/></text:p>
          </table:table-cell>
          <table:table-cell office:value-type="string">
            <text:p>Maquinas e Met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ARQUITETURA E URBANISMO <text:s text:c="26"/></text:p>
          </table:table-cell>
          <table:table-cell office:value-type="string">
            <text:p>Matéri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1275</text:p>
          </table:table-cell>
          <table:table-cell office:value-type="string">
            <text:p>ARQUITETURA E URBANISMO <text:s text:c="26"/></text:p>
          </table:table-cell>
          <table:table-cell office:value-type="string">
            <text:p>Materials &amp; Desig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ARQUITETURA E URBANISMO <text:s text:c="26"/></text:p>
          </table:table-cell>
          <table:table-cell office:value-type="string">
            <text:p>Materials Research (São Carlo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073</text:p>
          </table:table-cell>
          <table:table-cell office:value-type="string">
            <text:p>ARQUITETURA E URBANISMO <text:s text:c="26"/></text:p>
          </table:table-cell>
          <table:table-cell office:value-type="string">
            <text:p>Matrizes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922</text:p>
          </table:table-cell>
          <table:table-cell office:value-type="string">
            <text:p>ARQUITETURA E URBANISMO <text:s text:c="26"/></text:p>
          </table:table-cell>
          <table:table-cell office:value-type="string">
            <text:p>MDC. Mínimo Denominador Comum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94</text:p>
          </table:table-cell>
          <table:table-cell office:value-type="string">
            <text:p>ARQUITETURA E URBANISMO <text:s text:c="26"/></text:p>
          </table:table-cell>
          <table:table-cell office:value-type="string">
            <text:p>Mneme (Caicó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61X</text:p>
          </table:table-cell>
          <table:table-cell office:value-type="string">
            <text:p>ARQUITETURA E URBANISMO <text:s text:c="26"/></text:p>
          </table:table-cell>
          <table:table-cell office:value-type="string">
            <text:p>Morus (UNICAM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1507</text:p>
          </table:table-cell>
          <table:table-cell office:value-type="string">
            <text:p>ARQUITETURA E URBANISMO <text:s text:c="26"/></text:p>
          </table:table-cell>
          <table:table-cell office:value-type="string">
            <text:p>Neutra (Sevill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00</text:p>
          </table:table-cell>
          <table:table-cell office:value-type="string">
            <text:p>ARQUITETURA E URBANISMO <text:s text:c="26"/></text:p>
          </table:table-cell>
          <table:table-cell office:value-type="string">
            <text:p>Novos Estudos CEBRAP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412</text:p>
          </table:table-cell>
          <table:table-cell office:value-type="string">
            <text:p>ARQUITETURA E URBANISMO <text:s text:c="26"/></text:p>
          </table:table-cell>
          <table:table-cell office:value-type="string">
            <text:p>Noz (PUC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3552</text:p>
          </table:table-cell>
          <table:table-cell office:value-type="string">
            <text:p>ARQUITETURA E URBANISMO <text:s text:c="26"/></text:p>
          </table:table-cell>
          <table:table-cell office:value-type="string">
            <text:p>Nueva Socieda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ARQUITETURA E URBANISMO <text:s text:c="26"/></text:p>
          </table:table-cell>
          <table:table-cell office:value-type="string">
            <text:p>O Mundo da Saúde (CUSC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464X</text:p>
          </table:table-cell>
          <table:table-cell office:value-type="string">
            <text:p>ARQUITETURA E URBANISMO <text:s text:c="26"/></text:p>
          </table:table-cell>
          <table:table-cell office:value-type="string">
            <text:p>Obras (México. Im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308</text:p>
          </table:table-cell>
          <table:table-cell office:value-type="string">
            <text:p>ARQUITETURA E URBANISMO <text:s text:c="26"/></text:p>
          </table:table-cell>
          <table:table-cell office:value-type="string">
            <text:p>Oculum (PUC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727</text:p>
          </table:table-cell>
          <table:table-cell office:value-type="string">
            <text:p>ARQUITETURA E URBANISMO <text:s text:c="26"/></text:p>
          </table:table-cell>
          <table:table-cell office:value-type="string">
            <text:p>Oculum Ensaios (PUCCAM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93</text:p>
          </table:table-cell>
          <table:table-cell office:value-type="string">
            <text:p>ARQUITETURA E URBANISMO <text:s text:c="26"/></text:p>
          </table:table-cell>
          <table:table-cell office:value-type="string">
            <text:p>Olam: Ciência &amp; Tecnologia (Rio Claro. CD-Ro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2601</text:p>
          </table:table-cell>
          <table:table-cell office:value-type="string">
            <text:p>ARQUITETURA E URBANISMO <text:s text:c="26"/></text:p>
          </table:table-cell>
          <table:table-cell office:value-type="string">
            <text:p>Open House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28</text:p>
          </table:table-cell>
          <table:table-cell office:value-type="string">
            <text:p>ARQUITETURA E URBANISMO <text:s text:c="26"/></text:p>
          </table:table-cell>
          <table:table-cell office:value-type="string">
            <text:p>Os Urbanita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944</text:p>
          </table:table-cell>
          <table:table-cell office:value-type="string">
            <text:p>ARQUITETURA E URBANISMO <text:s text:c="26"/></text:p>
          </table:table-cell>
          <table:table-cell office:value-type="string">
            <text:p>P@ranoá (Un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9230</text:p>
          </table:table-cell>
          <table:table-cell office:value-type="string">
            <text:p>ARQUITETURA E URBANISMO <text:s text:c="26"/></text:p>
          </table:table-cell>
          <table:table-cell office:value-type="string">
            <text:p>Paedagogica Historica (Imprimé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63X</text:p>
          </table:table-cell>
          <table:table-cell office:value-type="string">
            <text:p>ARQUITETURA E URBANISMO <text:s text:c="26"/></text:p>
          </table:table-cell>
          <table:table-cell office:value-type="string">
            <text:p>Paidéia (USP. Ribeirao Pret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098</text:p>
          </table:table-cell>
          <table:table-cell office:value-type="string">
            <text:p>ARQUITETURA E URBANISMO <text:s text:c="26"/></text:p>
          </table:table-cell>
          <table:table-cell office:value-type="string">
            <text:p>Paisagem e Ambien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04</text:p>
          </table:table-cell>
          <table:table-cell office:value-type="string">
            <text:p>ARQUITETURA E URBANISMO <text:s text:c="26"/></text:p>
          </table:table-cell>
          <table:table-cell office:value-type="string">
            <text:p>Paisagens em Debate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395</text:p>
          </table:table-cell>
          <table:table-cell office:value-type="string">
            <text:p>ARQUITETURA E URBANISMO <text:s text:c="26"/></text:p>
          </table:table-cell>
          <table:table-cell office:value-type="string">
            <text:p>Paranoá (Un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809</text:p>
          </table:table-cell>
          <table:table-cell office:value-type="string">
            <text:p>ARQUITETURA E URBANISMO <text:s text:c="26"/></text:p>
          </table:table-cell>
          <table:table-cell office:value-type="string">
            <text:p>PARC : Pesquisa em Arquitetura e Constru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75</text:p>
          </table:table-cell>
          <table:table-cell office:value-type="string">
            <text:p>ARQUITETURA E URBANISMO <text:s text:c="26"/></text:p>
          </table:table-cell>
          <table:table-cell office:value-type="string">
            <text:p>Parcerias Estratégicas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00X</text:p>
          </table:table-cell>
          <table:table-cell office:value-type="string">
            <text:p>ARQUITETURA E URBANISMO <text:s text:c="26"/></text:p>
          </table:table-cell>
          <table:table-cell office:value-type="string">
            <text:p>Patrimônio: Lazer &amp; Turismo (UNISAN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595</text:p>
          </table:table-cell>
          <table:table-cell office:value-type="string">
            <text:p>ARQUITETURA E URBANISMO <text:s text:c="26"/></text:p>
          </table:table-cell>
          <table:table-cell office:value-type="string">
            <text:p>Pauta Ge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9-0958</text:p>
          </table:table-cell>
          <table:table-cell office:value-type="string">
            <text:p>ARQUITETURA E URBANISMO <text:s text:c="26"/></text:p>
          </table:table-cell>
          <table:table-cell office:value-type="string">
            <text:p>Perspecta (New Haven, Conn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5323</text:p>
          </table:table-cell>
          <table:table-cell office:value-type="string">
            <text:p>ARQUITETURA E URBANISMO <text:s text:c="26"/></text:p>
          </table:table-cell>
          <table:table-cell office:value-type="string">
            <text:p>Perspectivas Urbanas (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534X</text:p>
          </table:table-cell>
          <table:table-cell office:value-type="string">
            <text:p>ARQUITETURA E URBANISMO <text:s text:c="26"/></text:p>
          </table:table-cell>
          <table:table-cell office:value-type="string">
            <text:p>Perspectivas Urbanas (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ARQUITETURA E URBANISMO <text:s text:c="26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695</text:p>
          </table:table-cell>
          <table:table-cell office:value-type="string">
            <text:p>ARQUITETURA E URBANISMO <text:s text:c="26"/></text:p>
          </table:table-cell>
          <table:table-cell office:value-type="string">
            <text:p>Pesquisa Brasileira em Ciência da Informação e Biblioteconom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762</text:p>
          </table:table-cell>
          <table:table-cell office:value-type="string">
            <text:p>ARQUITETURA E URBANISMO <text:s text:c="26"/></text:p>
          </table:table-cell>
          <table:table-cell office:value-type="string">
            <text:p>Pesquisa em Foco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5433</text:p>
          </table:table-cell>
          <table:table-cell office:value-type="string">
            <text:p>ARQUITETURA E URBANISMO <text:s text:c="26"/></text:p>
          </table:table-cell>
          <table:table-cell office:value-type="string">
            <text:p>Planning Perspectiv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77</text:p>
          </table:table-cell>
          <table:table-cell office:value-type="string">
            <text:p>ARQUITETURA E URBANISMO <text:s text:c="26"/></text:p>
          </table:table-cell>
          <table:table-cell office:value-type="string">
            <text:p>Poiesis (Niteró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27</text:p>
          </table:table-cell>
          <table:table-cell office:value-type="string">
            <text:p>ARQUITETURA E URBANISMO <text:s text:c="26"/></text:p>
          </table:table-cell>
          <table:table-cell office:value-type="string">
            <text:p>Polêm!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807</text:p>
          </table:table-cell>
          <table:table-cell office:value-type="string">
            <text:p>ARQUITETURA E URBANISMO <text:s text:c="26"/></text:p>
          </table:table-cell>
          <table:table-cell office:value-type="string">
            <text:p>Ponto-e-Vírgula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66</text:p>
          </table:table-cell>
          <table:table-cell office:value-type="string">
            <text:p>ARQUITETURA E URBANISMO <text:s text:c="26"/></text:p>
          </table:table-cell>
          <table:table-cell office:value-type="string">
            <text:p>PontodeAcesso (UF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5315</text:p>
          </table:table-cell>
          <table:table-cell office:value-type="string">
            <text:p>ARQUITETURA E URBANISMO <text:s text:c="26"/></text:p>
          </table:table-cell>
          <table:table-cell office:value-type="string">
            <text:p>Portuguese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54</text:p>
          </table:table-cell>
          <table:table-cell office:value-type="string">
            <text:p>ARQUITETURA E URBANISMO <text:s text:c="26"/></text:p>
          </table:table-cell>
          <table:table-cell office:value-type="string">
            <text:p>Pós. Revista do Programa de Pós-Graduação em Arquitetura e Urbanismo da FAUUSP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507</text:p>
          </table:table-cell>
          <table:table-cell office:value-type="string">
            <text:p>ARQUITETURA E URBANISMO <text:s text:c="26"/></text:p>
          </table:table-cell>
          <table:table-cell office:value-type="string">
            <text:p>Pós: Revista do Programa de Pós-Graduação em Ar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176</text:p>
          </table:table-cell>
          <table:table-cell office:value-type="string">
            <text:p>ARQUITETURA E URBANISMO <text:s text:c="26"/></text:p>
          </table:table-cell>
          <table:table-cell office:value-type="string">
            <text:p>Preá (Nat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862</text:p>
          </table:table-cell>
          <table:table-cell office:value-type="string">
            <text:p>ARQUITETURA E URBANISMO <text:s text:c="26"/></text:p>
          </table:table-cell>
          <table:table-cell office:value-type="string">
            <text:p>Presença Pedago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83</text:p>
          </table:table-cell>
          <table:table-cell office:value-type="string">
            <text:p>ARQUITETURA E URBANISMO <text:s text:c="26"/></text:p>
          </table:table-cell>
          <table:table-cell office:value-type="string">
            <text:p>Principia (Juiz de F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056</text:p>
          </table:table-cell>
          <table:table-cell office:value-type="string">
            <text:p>ARQUITETURA E URBANISMO <text:s text:c="26"/></text:p>
          </table:table-cell>
          <table:table-cell office:value-type="string">
            <text:p>Product (IGD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9736</text:p>
          </table:table-cell>
          <table:table-cell office:value-type="string">
            <text:p>ARQUITETURA E URBANISMO <text:s text:c="26"/></text:p>
          </table:table-cell>
          <table:table-cell office:value-type="string">
            <text:p>Progressive Plann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125</text:p>
          </table:table-cell>
          <table:table-cell office:value-type="string">
            <text:p>ARQUITETURA E URBANISMO <text:s text:c="26"/></text:p>
          </table:table-cell>
          <table:table-cell office:value-type="string">
            <text:p>Projectare (Pelot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256</text:p>
          </table:table-cell>
          <table:table-cell office:value-type="string">
            <text:p>ARQUITETURA E URBANISMO <text:s text:c="26"/></text:p>
          </table:table-cell>
          <table:table-cell office:value-type="string">
            <text:p>Psicanálise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350X</text:p>
          </table:table-cell>
          <table:table-cell office:value-type="string">
            <text:p>ARQUITETURA E URBANISMO <text:s text:c="26"/></text:p>
          </table:table-cell>
          <table:table-cell office:value-type="string">
            <text:p>Psicología para América Lat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64</text:p>
          </table:table-cell>
          <table:table-cell office:value-type="string">
            <text:p>ARQUITETURA E URBANISMO <text:s text:c="26"/></text:p>
          </table:table-cell>
          <table:table-cell office:value-type="string">
            <text:p>Psicologia USP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55</text:p>
          </table:table-cell>
          <table:table-cell office:value-type="string">
            <text:p>ARQUITETURA E URBANISMO <text:s text:c="26"/></text:p>
          </table:table-cell>
          <table:table-cell office:value-type="string">
            <text:p>RAC. Revista de Administração Contemporâne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5-4806</text:p>
          </table:table-cell>
          <table:table-cell office:value-type="string">
            <text:p>ARQUITETURA E URBANISMO <text:s text:c="26"/></text:p>
          </table:table-cell>
          <table:table-cell office:value-type="string">
            <text:p>Razón y Palab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684</text:p>
          </table:table-cell>
          <table:table-cell office:value-type="string">
            <text:p>ARQUITETURA E URBANISMO <text:s text:c="26"/></text:p>
          </table:table-cell>
          <table:table-cell office:value-type="string">
            <text:p>RDE. Revista de Desenvolvimento Econômic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3-1742</text:p>
          </table:table-cell>
          <table:table-cell office:value-type="string">
            <text:p>ARQUITETURA E URBANISMO <text:s text:c="26"/></text:p>
          </table:table-cell>
          <table:table-cell office:value-type="string">
            <text:p>Recherche Architecturale. Rapport d'Exécution de l' Appel d'Offr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06</text:p>
          </table:table-cell>
          <table:table-cell office:value-type="string">
            <text:p>ARQUITETURA E URBANISMO <text:s text:c="26"/></text:p>
          </table:table-cell>
          <table:table-cell office:value-type="string">
            <text:p>Redes (Santa Cruz do Sul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1576</text:p>
          </table:table-cell>
          <table:table-cell office:value-type="string">
            <text:p>ARQUITETURA E URBANISMO <text:s text:c="26"/></text:p>
          </table:table-cell>
          <table:table-cell office:value-type="string">
            <text:p>Registros (Mar del Pla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1481</text:p>
          </table:table-cell>
          <table:table-cell office:value-type="string">
            <text:p>ARQUITETURA E URBANISMO <text:s text:c="26"/></text:p>
          </table:table-cell>
          <table:table-cell office:value-type="string">
            <text:p>Renewable Ener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ARQUITETURA E URBANISMO <text:s text:c="26"/></text:p>
          </table:table-cell>
          <table:table-cell office:value-type="string">
            <text:p>RENOTE. Revista Novas Tecnologias n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874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Arcos (ESDI/UERJ) (Cessou em 2001. Cont. ISSN 1984-5596 Arcos Design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09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Brasileira de Ciências Sociai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962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Brasileira de Direit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538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Brasileira de Educação Espec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83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Brasileira de Estudos Pedagog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115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Brasileira de Estudos Urbanos e Regionais (ANPU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Brasileira de Fisioterap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125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Brasileira de Pesquisa em Turism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657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Brasileira de Saúde Ocup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Ciência e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466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CPC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554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 (Uniritte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455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a ADPPUC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261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a FARN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87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a Fundação Pedro Calm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94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a Sociedade Brasileira de Arborização Urb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2107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e Administração (FEA-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75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e Ciência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439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e Direit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192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e Direitos Difus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62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e Educação Publica (UFM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738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e Engenharia da Universidade Católica de Petrópol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01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e Histór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1762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e História da Ar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136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e Pesquisa Aplicada à Engenha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778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esign em Foco (Salvado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483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iálogo Educacional (PUCP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68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o Arquivo Publico Minei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042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o Arquivo Público Mineiro - História e Arquivís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061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o CCE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874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o Instituto de Estudos Brasileir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44X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o Instituto Geográphico e Histórico da Bah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66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o Instituto Histórico e Geographico Brazileir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571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o Patrimônio Histórico e Artístico Nac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212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dos Transportes Públ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430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Educação em Mo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35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Educação em Questão (UFRN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3582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Electrónica de Psicología Política (En líne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70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Eletrônica de Educação e Tecnologia do Senai-S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Espaço Acadêmico (UE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549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FAMEC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479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Gestão &amp; Tecn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48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Gestão Industr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6651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Iberoamericana de Polimer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451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Instituto Brasileiro de Desenvolvimento e Pesquisas Hospitala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033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Interfaces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5576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Internacional Construlink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1299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INV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807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Jurídica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930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Magister de Direito Civil e Processual Civ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92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Miner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5X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Observatório Itaú Cultu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704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Odontológica de Araçatub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6916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Paranaense de Desenvolvimen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01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Produção Onl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724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Tempo de Conqu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75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UNIV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0-7760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Universitaria de Investigación y Dialogo Académ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ARQUITETURA E URBANISMO <text:s text:c="26"/></text:p>
          </table:table-cell>
          <table:table-cell office:value-type="string">
            <text:p>Revista US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639</text:p>
          </table:table-cell>
          <table:table-cell office:value-type="string">
            <text:p>ARQUITETURA E URBANISMO <text:s text:c="26"/></text:p>
          </table:table-cell>
          <table:table-cell office:value-type="string">
            <text:p>Rio do Su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498</text:p>
          </table:table-cell>
          <table:table-cell office:value-type="string">
            <text:p>ARQUITETURA E URBANISMO <text:s text:c="26"/></text:p>
          </table:table-cell>
          <table:table-cell office:value-type="string">
            <text:p>Risco (São Carlo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51</text:p>
          </table:table-cell>
          <table:table-cell office:value-type="string">
            <text:p>ARQUITETURA E URBANISMO <text:s text:c="26"/></text:p>
          </table:table-cell>
          <table:table-cell office:value-type="string">
            <text:p>RUA. Revista de Arquitetura e Urbanism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191</text:p>
          </table:table-cell>
          <table:table-cell office:value-type="string">
            <text:p>ARQUITETURA E URBANISMO <text:s text:c="26"/></text:p>
          </table:table-cell>
          <table:table-cell office:value-type="string">
            <text:p>SAE Technical Paper Ser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ARQUITETURA E URBANISMO <text:s text:c="26"/></text:p>
          </table:table-cell>
          <table:table-cell office:value-type="string">
            <text:p>São Paulo em Perspec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592</text:p>
          </table:table-cell>
          <table:table-cell office:value-type="string">
            <text:p>ARQUITETURA E URBANISMO <text:s text:c="26"/></text:p>
          </table:table-cell>
          <table:table-cell office:value-type="string">
            <text:p>Saúde e Direitos Human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ARQUITETURA E URBANISMO <text:s text:c="26"/></text:p>
          </table:table-cell>
          <table:table-cell office:value-type="string">
            <text:p>Saúde e Sociedade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88</text:p>
          </table:table-cell>
          <table:table-cell office:value-type="string">
            <text:p>ARQUITETURA E URBANISMO <text:s text:c="26"/></text:p>
          </table:table-cell>
          <table:table-cell office:value-type="string">
            <text:p>Scripta Nova (Barcelon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2-3157</text:p>
          </table:table-cell>
          <table:table-cell office:value-type="string">
            <text:p>ARQUITETURA E URBANISMO <text:s text:c="26"/></text:p>
          </table:table-cell>
          <table:table-cell office:value-type="string">
            <text:p>SEED Journal. Semiotics, Evolution, Energy, and Develop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1998</text:p>
          </table:table-cell>
          <table:table-cell office:value-type="string">
            <text:p>ARQUITETURA E URBANISMO <text:s text:c="26"/></text:p>
          </table:table-cell>
          <table:table-cell office:value-type="string">
            <text:p>Semiotica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330</text:p>
          </table:table-cell>
          <table:table-cell office:value-type="string">
            <text:p>ARQUITETURA E URBANISMO <text:s text:c="26"/></text:p>
          </table:table-cell>
          <table:table-cell office:value-type="string">
            <text:p>Significação: Revista de Cultura Audiovisu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225</text:p>
          </table:table-cell>
          <table:table-cell office:value-type="string">
            <text:p>ARQUITETURA E URBANISMO <text:s text:c="26"/></text:p>
          </table:table-cell>
          <table:table-cell office:value-type="string">
            <text:p>Sinopses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240</text:p>
          </table:table-cell>
          <table:table-cell office:value-type="string">
            <text:p>ARQUITETURA E URBANISMO <text:s text:c="26"/></text:p>
          </table:table-cell>
          <table:table-cell office:value-type="string">
            <text:p>Sistemas Pred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70</text:p>
          </table:table-cell>
          <table:table-cell office:value-type="string">
            <text:p>ARQUITETURA E URBANISMO <text:s text:c="26"/></text:p>
          </table:table-cell>
          <table:table-cell office:value-type="string">
            <text:p>Sociedade &amp; Natureza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92X</text:p>
          </table:table-cell>
          <table:table-cell office:value-type="string">
            <text:p>ARQUITETURA E URBANISMO <text:s text:c="26"/></text:p>
          </table:table-cell>
          <table:table-cell office:value-type="string">
            <text:p>Solar Ener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2248</text:p>
          </table:table-cell>
          <table:table-cell office:value-type="string">
            <text:p>ARQUITETURA E URBANISMO <text:s text:c="26"/></text:p>
          </table:table-cell>
          <table:table-cell office:value-type="string">
            <text:p>Storia Urbana (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988</text:p>
          </table:table-cell>
          <table:table-cell office:value-type="string">
            <text:p>ARQUITETURA E URBANISMO <text:s text:c="26"/></text:p>
          </table:table-cell>
          <table:table-cell office:value-type="string">
            <text:p>Strategic Design Research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1176</text:p>
          </table:table-cell>
          <table:table-cell office:value-type="string">
            <text:p>ARQUITETURA E URBANISMO <text:s text:c="26"/></text:p>
          </table:table-cell>
          <table:table-cell office:value-type="string">
            <text:p>Studies in the History of Gardens &amp; Designed Landscap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022</text:p>
          </table:table-cell>
          <table:table-cell office:value-type="string">
            <text:p>ARQUITETURA E URBANISMO <text:s text:c="26"/></text:p>
          </table:table-cell>
          <table:table-cell office:value-type="string">
            <text:p>Summa + (Buenos Aire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697</text:p>
          </table:table-cell>
          <table:table-cell office:value-type="string">
            <text:p>ARQUITETURA E URBANISMO <text:s text:c="26"/></text:p>
          </table:table-cell>
          <table:table-cell office:value-type="string">
            <text:p>TD. Teoria e Deba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53</text:p>
          </table:table-cell>
          <table:table-cell office:value-type="string">
            <text:p>ARQUITETURA E URBANISMO <text:s text:c="26"/></text:p>
          </table:table-cell>
          <table:table-cell office:value-type="string">
            <text:p>Techne : Revista de Tecnologia da Construçã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82</text:p>
          </table:table-cell>
          <table:table-cell office:value-type="string">
            <text:p>ARQUITETURA E URBANISMO <text:s text:c="26"/></text:p>
          </table:table-cell>
          <table:table-cell office:value-type="string">
            <text:p>Tempo Brasilei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030</text:p>
          </table:table-cell>
          <table:table-cell office:value-type="string">
            <text:p>ARQUITETURA E URBANISMO <text:s text:c="26"/></text:p>
          </table:table-cell>
          <table:table-cell office:value-type="string">
            <text:p>Terra Liv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509</text:p>
          </table:table-cell>
          <table:table-cell office:value-type="string">
            <text:p>ARQUITETURA E URBANISMO <text:s text:c="26"/></text:p>
          </table:table-cell>
          <table:table-cell office:value-type="string">
            <text:p>Textos &amp; Contextos (Porto Alegr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760</text:p>
          </table:table-cell>
          <table:table-cell office:value-type="string">
            <text:p>ARQUITETURA E URBANISMO <text:s text:c="26"/></text:p>
          </table:table-cell>
          <table:table-cell office:value-type="string">
            <text:p>Textos de la Cibersocieda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4966</text:p>
          </table:table-cell>
          <table:table-cell office:value-type="string">
            <text:p>ARQUITETURA E URBANISMO <text:s text:c="26"/></text:p>
          </table:table-cell>
          <table:table-cell office:value-type="string">
            <text:p>The Journal of the Acoustical Society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319</text:p>
          </table:table-cell>
          <table:table-cell office:value-type="string">
            <text:p>ARQUITETURA E URBANISMO <text:s text:c="26"/></text:p>
          </table:table-cell>
          <table:table-cell office:value-type="string">
            <text:p>Tópos (UNESP. Presidente Prude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2092</text:p>
          </table:table-cell>
          <table:table-cell office:value-type="string">
            <text:p>ARQUITETURA E URBANISMO <text:s text:c="26"/></text:p>
          </table:table-cell>
          <table:table-cell office:value-type="string">
            <text:p>Traditional Dwellings and Settlements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713</text:p>
          </table:table-cell>
          <table:table-cell office:value-type="string">
            <text:p>ARQUITETURA E URBANISMO <text:s text:c="26"/></text:p>
          </table:table-cell>
          <table:table-cell office:value-type="string">
            <text:p>Transportes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76</text:p>
          </table:table-cell>
          <table:table-cell office:value-type="string">
            <text:p>ARQUITETURA E URBANISMO <text:s text:c="26"/></text:p>
          </table:table-cell>
          <table:table-cell office:value-type="string">
            <text:p>Travessia (Sa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071</text:p>
          </table:table-cell>
          <table:table-cell office:value-type="string">
            <text:p>ARQUITETURA E URBANISMO <text:s text:c="26"/></text:p>
          </table:table-cell>
          <table:table-cell office:value-type="string">
            <text:p>Tríades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5289</text:p>
          </table:table-cell>
          <table:table-cell office:value-type="string">
            <text:p>ARQUITETURA E URBANISMO <text:s text:c="26"/></text:p>
          </table:table-cell>
          <table:table-cell office:value-type="string">
            <text:p>Universal Access in the Information Socie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580</text:p>
          </table:table-cell>
          <table:table-cell office:value-type="string">
            <text:p>ARQUITETURA E URBANISMO <text:s text:c="26"/></text:p>
          </table:table-cell>
          <table:table-cell office:value-type="string">
            <text:p>UNOPAR Científica. Ciências Humanas e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5317</text:p>
          </table:table-cell>
          <table:table-cell office:value-type="string">
            <text:p>ARQUITETURA E URBANISMO <text:s text:c="26"/></text:p>
          </table:table-cell>
          <table:table-cell office:value-type="string">
            <text:p>Urban Design International (Lon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0980</text:p>
          </table:table-cell>
          <table:table-cell office:value-type="string">
            <text:p>ARQUITETURA E URBANISMO <text:s text:c="26"/></text:p>
          </table:table-cell>
          <table:table-cell office:value-type="string">
            <text:p>Urban Studies (Harlow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1022</text:p>
          </table:table-cell>
          <table:table-cell office:value-type="string">
            <text:p>ARQUITETURA E URBANISMO <text:s text:c="26"/></text:p>
          </table:table-cell>
          <table:table-cell office:value-type="string">
            <text:p>Urbanistica (Torin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8-5108</text:p>
          </table:table-cell>
          <table:table-cell office:value-type="string">
            <text:p>ARQUITETURA E URBANISMO <text:s text:c="26"/></text:p>
          </table:table-cell>
          <table:table-cell office:value-type="string">
            <text:p>Urbs (Melbour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39</text:p>
          </table:table-cell>
          <table:table-cell office:value-type="string">
            <text:p>ARQUITETURA E URBANISMO <text:s text:c="26"/></text:p>
          </table:table-cell>
          <table:table-cell office:value-type="string">
            <text:p>VeraCidade (Salvado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45X</text:p>
          </table:table-cell>
          <table:table-cell office:value-type="string">
            <text:p>ARQUITETURA E URBANISMO <text:s text:c="26"/></text:p>
          </table:table-cell>
          <table:table-cell office:value-type="string">
            <text:p>VeraCidade (Salvador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925</text:p>
          </table:table-cell>
          <table:table-cell office:value-type="string">
            <text:p>ARQUITETURA E URBANISMO <text:s text:c="26"/></text:p>
          </table:table-cell>
          <table:table-cell office:value-type="string">
            <text:p>Verso e Reverso (Unisino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64</text:p>
          </table:table-cell>
          <table:table-cell office:value-type="string">
            <text:p>ARQUITETURA E URBANISMO <text:s text:c="26"/></text:p>
          </table:table-cell>
          <table:table-cell office:value-type="string">
            <text:p>Vivencia (UFR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34:30</dc:date>
    <dc:creator>Marco Silva</dc:creator>
    <meta:document-statistic meta:table-count="1" meta:cell-count="1750" meta:object-count="0"/>
    <meta:generator>OpenOffice.org/3.2$Unix OpenOffice.org_project/320m12$Build-9483</meta:generator>
  </office:meta>
</office:document-meta>
</file>